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8370" officeooo:paragraph-rsid="00009667"/>
    </style:style>
    <style:style style:name="P2" style:family="paragraph" style:parent-style-name="Standard" style:list-style-name="L1">
      <style:text-properties officeooo:rsid="0001b647" officeooo:paragraph-rsid="0001b647"/>
    </style:style>
    <style:style style:name="P3" style:family="paragraph" style:parent-style-name="Standard" style:list-style-name="L1">
      <style:text-properties officeooo:rsid="00071a50" officeooo:paragraph-rsid="00009667"/>
    </style:style>
    <style:style style:name="P4" style:family="paragraph" style:parent-style-name="Standard" style:list-style-name="L1">
      <style:text-properties officeooo:rsid="00071a50" officeooo:paragraph-rsid="000885b4"/>
    </style:style>
    <style:style style:name="P5" style:family="paragraph" style:parent-style-name="Standard" style:list-style-name="L1">
      <style:text-properties officeooo:rsid="000770e9" officeooo:paragraph-rsid="00009667"/>
    </style:style>
    <style:style style:name="P6" style:family="paragraph" style:parent-style-name="Standard" style:list-style-name="L1">
      <style:text-properties officeooo:rsid="0002ddb7" officeooo:paragraph-rsid="00009667"/>
    </style:style>
    <style:style style:name="P7" style:family="paragraph" style:parent-style-name="Standard">
      <style:text-properties officeooo:rsid="00016219" officeooo:paragraph-rsid="00016219"/>
    </style:style>
    <style:style style:name="P8" style:family="paragraph" style:parent-style-name="Standard" style:list-style-name="L1">
      <style:text-properties fo:font-weight="bold" officeooo:rsid="000e0d0f" officeooo:paragraph-rsid="000e0d0f" style:font-weight-asian="bold" style:font-weight-complex="bold"/>
    </style:style>
    <style:style style:name="P9" style:family="paragraph" style:parent-style-name="Standard" style:list-style-name="L1">
      <style:text-properties officeooo:rsid="000e0d0f" officeooo:paragraph-rsid="000e0d0f"/>
    </style:style>
    <style:style style:name="P10" style:family="paragraph" style:parent-style-name="Standard" style:list-style-name="L1">
      <style:text-properties officeooo:rsid="000e2fe7" officeooo:paragraph-rsid="000e2fe7"/>
    </style:style>
    <style:style style:name="P11" style:family="paragraph" style:parent-style-name="Standard" style:list-style-name="L1">
      <style:text-properties officeooo:rsid="000f4f88" officeooo:paragraph-rsid="000f4f88"/>
    </style:style>
    <style:style style:name="T1" style:family="text">
      <style:text-properties officeooo:rsid="000a2e18"/>
    </style:style>
    <style:style style:name="T2" style:family="text">
      <style:text-properties officeooo:rsid="0002ea31"/>
    </style:style>
    <style:style style:name="T3" style:family="text">
      <style:text-properties officeooo:rsid="0004cd72"/>
    </style:style>
    <style:style style:name="T4" style:family="text">
      <style:text-properties officeooo:rsid="0006cd8c"/>
    </style:style>
    <style:style style:name="T5" style:family="text">
      <style:text-properties officeooo:rsid="000885b4"/>
    </style:style>
    <style:style style:name="T6" style:family="text">
      <style:text-properties fo:font-weight="bold" officeooo:rsid="000e0d0f" style:font-weight-asian="bold" style:font-weight-complex="bold"/>
    </style:style>
    <style:style style:name="T7" style:family="text">
      <style:text-properties officeooo:rsid="000f44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6852534" text:style-name="L1">
        <text:list-header>
          <text:p text:style-name="P8">Tier 1</text:p>
        </text:list-header>
        <text:list-item>
          <text:p text:style-name="P1">Essence thief</text:p>
          <text:list>
            <text:list-item>
              <text:p text:style-name="P1">steal more <text:span text:style-name="T5">(low)</text:span></text:p>
            </text:list-item>
          </text:list>
        </text:list-item>
        <text:list-item>
          <text:p text:style-name="P2"><text:span text:style-name="T4">Essence s</text:span>haper</text:p>
          <text:list>
            <text:list-item>
              <text:p text:style-name="P4">Give more <text:span text:style-name="T5">(low)</text:span></text:p>
            </text:list-item>
            <text:list-item>
              <text:p text:style-name="P3">higher <text:span text:style-name="T2">stable</text:span> essence capacity <text:span text:style-name="T5">(low)</text:span></text:p>
            </text:list-item>
          </text:list>
        </text:list-item>
        <text:list-item>
          <text:p text:style-name="P5">Essence <text:span text:style-name="T1">hoarder</text:span></text:p>
          <text:list>
            <text:list-item>
              <text:p text:style-name="P5"><text:s/>higher <text:span text:style-name="T3">stable</text:span> essence capacity <text:span text:style-name="T5">(med)</text:span></text:p>
            </text:list-item>
          </text:list>
        </text:list-item>
        <text:list-item>
          <text:p text:style-name="P6">Essence flow</text:p>
          <text:list>
            <text:list-item>
              <text:p text:style-name="P6">Steal more <text:span text:style-name="T5">(med)</text:span></text:p>
            </text:list-item>
            <text:list-item>
              <text:p text:style-name="P6">Lose more <text:span text:style-name="T5">(med)</text:span></text:p>
            </text:list-item>
          </text:list>
        </text:list-item>
      </text:list>
      <text:p text:style-name="P7"><text:tab/><text:span text:style-name="T6">Tier 2</text:span></text:p>
      <text:list xml:id="list173407051822757" text:continue-numbering="true" text:style-name="L1">
        <text:list-item>
          <text:p text:style-name="P9">Essence Bandit</text:p>
          <text:list>
            <text:list-item>
              <text:p text:style-name="P9">Steal even more (med)</text:p>
            </text:list-item>
          </text:list>
        </text:list-item>
        <text:list-item>
          <text:p text:style-name="P10">Essence Transformer</text:p>
          <text:list>
            <text:list-item>
              <text:p text:style-name="P10">Give more (med)</text:p>
            </text:list-item>
            <text:list-item>
              <text:p text:style-name="P10">Transform their essence/organs to selected<text:span text:style-name="T7">(masc =&gt; femi, etc..)</text:span></text:p>
            </text:list-item>
          </text:list>
        </text:list-item>
        <text:list-item>
          <text:p text:style-name="P11">e</text:p>
        </text:list-item>
        <text:list-item>
          <text:p text:style-name="P11">e</text:p>
          <text:list>
            <text:list-header>
              <text:p text:style-name="P10"><text:s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20-03-05T17:34:05.825000000</dc:date>
    <meta:editing-duration>P3DT6H49M46S</meta:editing-duration>
    <meta:editing-cycles>17</meta:editing-cycles>
    <meta:document-statistic meta:table-count="0" meta:image-count="0" meta:object-count="0" meta:page-count="1" meta:paragraph-count="20" meta:word-count="74" meta:character-count="356" meta:non-whitespace-character-count="317"/>
  </office:meta>
</office:document-meta>
</file>